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Zk</text:p>
          </table:table-cell>
          <table:table-cell/>
        </table:table-row>
        <table:table-row table:style-name="ro1">
          <table:table-cell office:value-type="float" office:value="0.166085" calcext:value-type="float">
            <text:p>0.166085</text:p>
          </table:table-cell>
          <table:table-cell office:value-type="float" office:value="0.9117634" calcext:value-type="float">
            <text:p>0.9117634</text:p>
          </table:table-cell>
          <table:table-cell table:formula="of:=[.A3]*[.B5]" office:value-type="float" office:value="0.12728355796" calcext:value-type="float">
            <text:p>0.12728355796</text:p>
          </table:table-cell>
        </table:table-row>
        <table:table-row table:style-name="ro1">
          <table:table-cell office:value-type="float" office:value="0.78196" calcext:value-type="float">
            <text:p>0.78196</text:p>
          </table:table-cell>
          <table:table-cell office:value-type="float" office:value="0.260756" calcext:value-type="float">
            <text:p>0.260756</text:p>
          </table:table-cell>
          <table:table-cell table:formula="of:=[.A4]*[.B4]" office:value-type="float" office:value="0.20390076176" calcext:value-type="float">
            <text:p>0.20390076176</text:p>
          </table:table-cell>
        </table:table-row>
        <table:table-row table:style-name="ro1">
          <table:table-cell office:value-type="float" office:value="0.852285" calcext:value-type="float">
            <text:p>0.852285</text:p>
          </table:table-cell>
          <table:table-cell office:value-type="float" office:value="0.766376" calcext:value-type="float">
            <text:p>0.766376</text:p>
          </table:table-cell>
          <table:table-cell table:formula="of:=[.A5]*[.B3]" office:value-type="float" office:value="0.777082269369" calcext:value-type="float">
            <text:p>0.777082269369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table:formula="of:=SUM([.C3:.C5])" office:value-type="float" office:value="1.108266589089" calcext:value-type="float">
            <text:p>1.1082665890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08:41:51.208015381</meta:creation-date>
    <dc:date>2022-08-25T14:54:15.690128481</dc:date>
    <meta:editing-duration>PT5H2M4S</meta:editing-duration>
    <meta:editing-cycles>1</meta:editing-cycles>
    <meta:document-statistic meta:table-count="1" meta:cell-count="12" meta:object-count="0"/>
    <meta:generator>LibreOffice/7.3.5.2$Linux_X86_64 LibreOffice_project/30$Build-2</meta:generator>
  </office:meta>
</office:document-meta>
</file>